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15.28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5.455cm"/>
    </style:style>
    <style:style style:name="co5" style:family="table-column">
      <style:table-column-properties fo:break-before="auto" style:column-width="2.9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велосипеды</text:p>
          </table:table-cell>
          <table:table-cell/>
          <table:table-cell table:style-name="ce1" office:value-type="string" calcext:value-type="string">
            <text:p>детские велосипеды</text:p>
          </table:table-cell>
          <table:table-cell/>
        </table:table-row>
        <table:table-row table:style-name="ro1">
          <table:table-cell office:value-type="string" calcext:value-type="string">
            <text:p>название</text:p>
          </table:table-cell>
          <table:table-cell table:style-name="ce2" office:value-type="string" calcext:value-type="string">
            <text:p><text:a xlink:href="https://catalog.onliner.by/bike/krakken/flint292021" xlink:type="simple">Велосипед Krakken Flint 29 р.20 2021 (черный/синий)</text:a></text:p>
          </table:table-cell>
          <table:table-cell/>
          <table:table-cell table:style-name="ce2" office:value-type="string" calcext:value-type="string">
            <text:p><text:a xlink:href="https://catalog.onliner.by/kidsbike/shulz/bubble20racw" xlink:type="simple">Детский велосипед Shulz Bubble 20 Race 2023 (белый)</text:a></text:p>
          </table:table-cell>
          <table:table-cell/>
        </table:table-row>
        <table:table-row table:style-name="ro1">
          <table:table-cell office:value-type="string" calcext:value-type="string">
            <text:p>ссылка на картинку</text:p>
          </table:table-cell>
          <table:table-cell office:value-type="string" calcext:value-type="string">
            <text:p>https://content2.onliner.by/catalog/device/header/aaa238241a5e00e0879cca16fa74e12f.jpeg</text:p>
          </table:table-cell>
          <table:table-cell/>
          <table:table-cell office:value-type="string" calcext:value-type="string">
            <text:p>https://content2.onliner.by/catalog/device/header/0d42804f7a83b907a07ce7c5b0225226.jpeg</text:p>
          </table:table-cell>
          <table:table-cell/>
        </table:table-row>
        <table:table-row table:style-name="ro2">
          <table:table-cell office:value-type="string" calcext:value-type="string">
            <text:p>описание</text:p>
          </table:table-cell>
          <table:table-cell table:style-name="ce2" office:value-type="string" calcext:value-type="string">
            <text:p>29", рама 20", горный, сталь Hi-ten, вилка амортизационная с ходом 80 мм (сталь Hi-ten), трансмиссия 21 скор. (3х7), переключатели: задний Microshift/передний Microshift, тормоз дисковый механический, вес 18 кг </text:p>
          </table:table-cell>
          <table:table-cell/>
          <table:table-cell table:style-name="ce2" office:value-type="string" calcext:value-type="string">
            <text:p>двухколесный велосипед для мальчиков/для девочек, возраст: 6-11 лет, рост: 110-125 см, сиденье: обычное (седло), колеса 20'', рама: алюминий, вилка жесткая </text:p>
          </table:table-cell>
          <table:table-cell/>
        </table:table-row>
        <table:table-row table:style-name="ro1">
          <table:table-cell office:value-type="string" calcext:value-type="string">
            <text:p>цена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1090" calcext:value-type="float">
            <text:p>109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название</text:p>
          </table:table-cell>
          <table:table-cell table:style-name="ce2" office:value-type="string" calcext:value-type="string">
            <text:p><text:a xlink:href="https://catalog.onliner.by/bike/stels/700m29f0202122" xlink:type="simple">Велосипед Stels Navigator 900 MD 29 F020 р.21 2022 (серый/желтый)</text:a></text:p>
          </table:table-cell>
          <table:table-cell/>
          <table:table-cell table:style-name="ce2" office:value-type="string" calcext:value-type="string">
            <text:p><text:a xlink:href="https://catalog.onliner.by/kidsbike/stels/pilot200gent21bg" xlink:type="simple">Детский велосипед Stels Pilot 200 Gent 20 Z010 2021 (черный/зеленый)</text:a></text:p>
          </table:table-cell>
          <table:table-cell/>
        </table:table-row>
        <table:table-row table:style-name="ro1">
          <table:table-cell office:value-type="string" calcext:value-type="string">
            <text:p>ссылка на картинку</text:p>
          </table:table-cell>
          <table:table-cell office:value-type="string" calcext:value-type="string">
            <text:p>https://content2.onliner.by/catalog/device/header/3d49d938fcc4770932ea21cb79cc7d8b.jpeg</text:p>
          </table:table-cell>
          <table:table-cell/>
          <table:table-cell office:value-type="string" calcext:value-type="string">
            <text:p>https://content2.onliner.by/catalog/device/header/bd463b0656adbab8bb96d883104d201e.jpeg</text:p>
          </table:table-cell>
          <table:table-cell/>
        </table:table-row>
        <table:table-row table:style-name="ro2">
          <table:table-cell office:value-type="string" calcext:value-type="string">
            <text:p>описание</text:p>
          </table:table-cell>
          <table:table-cell table:style-name="ce3" office:value-type="string" calcext:value-type="string">
            <text:p>29", рама 21", горный, кросс-кантри, сталь Hi-ten, вилка амортизационная с ходом 60 мм, трансмиссия 21 скор. (3х7), переключатели: задний Shimano Tourney/передний Shimano Tourney, тормоз дисковый механический, вес 17.6 кг </text:p>
          </table:table-cell>
          <table:table-cell/>
          <table:table-cell table:style-name="ce2" office:value-type="string" calcext:value-type="string">
            <text:p>двухколесный велосипед для мальчиков/для девочек, возраст: 6-11 лет, рост: 110-125 см, сиденье: обычное (седло), колеса 20'', рама: сталь Hi-ten, вилка жесткая </text:p>
          </table:table-cell>
          <table:table-cell/>
        </table:table-row>
        <table:table-row table:style-name="ro1">
          <table:table-cell office:value-type="string" calcext:value-type="string">
            <text:p>цена</text:p>
          </table:table-cell>
          <table:table-cell office:value-type="float" office:value="729" calcext:value-type="float">
            <text:p>729</text:p>
          </table:table-cell>
          <table:table-cell/>
          <table:table-cell office:value-type="float" office:value="366" calcext:value-type="float">
            <text:p>36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название</text:p>
          </table:table-cell>
          <table:table-cell table:style-name="ce2" office:value-type="string" calcext:value-type="string">
            <text:p><text:a xlink:href="https://catalog.onliner.by/bike/stels/nav34528z120v" xlink:type="simple">Велосипед Stels Navigator 345 28 Z010 2020 (фиолетовый)</text:a></text:p>
          </table:table-cell>
          <table:table-cell/>
          <table:table-cell table:style-name="ce2" office:value-type="string" calcext:value-type="string">
            <text:p><text:a xlink:href="https://catalog.onliner.by/kidsbike/favoritbike/sport162019lime" xlink:type="simple">Детский велосипед Favorit Sport 16 (лайм, 2019)</text:a></text:p>
          </table:table-cell>
          <table:table-cell/>
        </table:table-row>
        <table:table-row table:style-name="ro1">
          <table:table-cell office:value-type="string" calcext:value-type="string">
            <text:p>ссылка на картинку</text:p>
          </table:table-cell>
          <table:table-cell office:value-type="string" calcext:value-type="string">
            <text:p>https://content2.onliner.by/catalog/device/header/c7c06e04cd19816c60591bd72fc6b718.jpeg</text:p>
          </table:table-cell>
          <table:table-cell/>
          <table:table-cell office:value-type="string" calcext:value-type="string">
            <text:p>https://content2.onliner.by/catalog/device/header/9d992794a8e7b225d00874c13581d2c6.jpeg</text:p>
          </table:table-cell>
          <table:table-cell/>
        </table:table-row>
        <table:table-row table:style-name="ro3">
          <table:table-cell office:value-type="string" calcext:value-type="string">
            <text:p>описание</text:p>
          </table:table-cell>
          <table:table-cell table:style-name="ce2" office:value-type="string" calcext:value-type="string">
            <text:p>28", рама 20", городской, женский, сталь Hi-ten, вилка жесткая (сталь Hi-ten), трансмиссия 1 скор. (1х1), тормоз ножной, вес 17.3 кг </text:p>
          </table:table-cell>
          <table:table-cell/>
          <table:table-cell table:style-name="ce2" office:value-type="string" calcext:value-type="string">
            <text:p>двухколесный велосипед с приставными колесами для мальчиков/для девочек, возраст: 4-6 лет, рост: 100-115 см, сиденье: обычное (седло), колеса 16'', рама: сталь Hi-ten, вилка жесткая </text:p>
          </table:table-cell>
          <table:table-cell/>
        </table:table-row>
        <table:table-row table:style-name="ro1">
          <table:table-cell office:value-type="string" calcext:value-type="string">
            <text:p>цена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280" calcext:value-type="float">
            <text:p>28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название</text:p>
          </table:table-cell>
          <table:table-cell table:style-name="ce2" office:value-type="string" calcext:value-type="string">
            <text:p><text:a xlink:href="https://catalog.onliner.by/bike/cannondale/quick52019" xlink:type="simple">Велосипед Cannondale Quick 5 (2019)</text:a></text:p>
          </table:table-cell>
          <table:table-cell/>
          <table:table-cell table:style-name="ce2" office:value-type="string" calcext:value-type="string">
            <text:p><text:a xlink:href="https://catalog.onliner.by/kidsbike/stels/jet14z010" xlink:type="simple">Детский велосипед Stels Jet 14 Z010 (белый/красный, 2018)</text:a></text:p>
          </table:table-cell>
          <table:table-cell/>
        </table:table-row>
        <table:table-row table:style-name="ro1">
          <table:table-cell office:value-type="string" calcext:value-type="string">
            <text:p>ссылка на картинку</text:p>
          </table:table-cell>
          <table:table-cell office:value-type="string" calcext:value-type="string">
            <text:p>https://content2.onliner.by/catalog/device/header/99eebdce94660fdd1bc61d8bf5ecfc7e.jpeg</text:p>
          </table:table-cell>
          <table:table-cell/>
          <table:table-cell office:value-type="string" calcext:value-type="string">
            <text:p>https://content2.onliner.by/catalog/device/header/ba7e5be81b151c063d6f62228bdc83f2.jpeg</text:p>
          </table:table-cell>
          <table:table-cell/>
        </table:table-row>
        <table:table-row table:style-name="ro3">
          <table:table-cell office:value-type="string" calcext:value-type="string">
            <text:p>описание</text:p>
          </table:table-cell>
          <table:table-cell table:style-name="ce2" office:value-type="string" calcext:value-type="string">
            <text:p>28", городской, алюминий, вилка жесткая, трансмиссия 27 скор. (3х9), переключатели: задний Shimano Acera/передний Shimano Altus, тормоз дисковый гидравлический </text:p>
          </table:table-cell>
          <table:table-cell/>
          <table:table-cell table:style-name="ce2" office:value-type="string" calcext:value-type="string">
            <text:p>двухколесный велосипед с приставными колесами для мальчиков/для девочек, возраст: 3-5 лет, рост: 95-105 см, сиденье: обычное (седло), колеса 14'', рама: сталь Hi-ten, вилка жесткая </text:p>
          </table:table-cell>
          <table:table-cell/>
        </table:table-row>
        <table:table-row table:style-name="ro1">
          <table:table-cell office:value-type="string" calcext:value-type="string">
            <text:p>цена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262" calcext:value-type="float">
            <text:p>262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название</text:p>
          </table:table-cell>
          <table:table-cell table:style-name="ce2" office:value-type="string" calcext:value-type="string">
            <text:p><text:a xlink:href="https://catalog.onliner.by/bike/aist/cross302120" xlink:type="simple">Велосипед AIST Cross 3.0 р.21 2020</text:a></text:p>
          </table:table-cell>
          <table:table-cell/>
          <table:table-cell table:style-name="ce2" office:value-type="string" calcext:value-type="string">
            <text:p><text:a xlink:href="https://catalog.onliner.by/kidsbike/forward/cosmo182022s" xlink:type="simple">Детский велосипед Forward Cosmo 18 2022 (серый)</text:a></text:p>
          </table:table-cell>
          <table:table-cell/>
        </table:table-row>
        <table:table-row table:style-name="ro1">
          <table:table-cell office:value-type="string" calcext:value-type="string">
            <text:p>ссылка на картинку</text:p>
          </table:table-cell>
          <table:table-cell office:value-type="string" calcext:value-type="string">
            <text:p>https://content2.onliner.by/catalog/device/header/8969ed20e3db41880224a8ba7bcd9b1a.jpeg</text:p>
          </table:table-cell>
          <table:table-cell/>
          <table:table-cell office:value-type="string" calcext:value-type="string">
            <text:p>https://content2.onliner.by/catalog/device/header/84b409a6036211c5e3181ddcfba1a76f.jpeg</text:p>
          </table:table-cell>
          <table:table-cell/>
        </table:table-row>
        <table:table-row table:style-name="ro3">
          <table:table-cell office:value-type="string" calcext:value-type="string">
            <text:p>описание</text:p>
          </table:table-cell>
          <table:table-cell table:style-name="ce2" office:value-type="string" calcext:value-type="string">
            <text:p>28", рама 21", гибридный, алюминий, вилка амортизационная, трансмиссия 24 скор. (3х8), переключатели: задний Shimano Acera/передний Shimano, тормоз дисковый механический </text:p>
          </table:table-cell>
          <table:table-cell/>
          <table:table-cell table:style-name="ce2" office:value-type="string" calcext:value-type="string">
            <text:p>двухколесный велосипед с приставными колесами для мальчиков/для девочек, возраст: 5-7 лет, рост: 105-115 см, сиденье: обычное (седло), колеса 18'', рама: магниевый сплав, вилка жесткая </text:p>
          </table:table-cell>
          <table:table-cell/>
        </table:table-row>
        <table:table-row table:style-name="ro1">
          <table:table-cell office:value-type="string" calcext:value-type="string">
            <text:p>цена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404" calcext:value-type="float">
            <text:p>4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3T17:25:26.385000000</meta:creation-date>
    <dc:date>2023-04-23T19:59:35.906000000</dc:date>
    <meta:editing-duration>PT31M38S</meta:editing-duration>
    <meta:editing-cycles>1</meta:editing-cycles>
    <meta:document-statistic meta:table-count="1" meta:cell-count="62" meta:object-count="0"/>
    <meta:generator>LibreOffice/7.3.4.2$Windows_X86_64 LibreOffice_project/728fec16bd5f605073805c3c9e7c4212a0120dc5</meta:generator>
  </office:meta>
</office:document-meta>
</file>